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C1475E0FBCD7CB51.png" manifest:media-type="image/png"/>
  <manifest:file-entry manifest:full-path="Pictures/100019CC0000001C0000001CAF3DCAE5B8B1FB3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cd122" officeooo:paragraph-rsid="001cd122"/>
    </style:style>
    <style:style style:name="P4" style:family="paragraph" style:parent-style-name="Standard">
      <style:text-properties officeooo:rsid="001f1c98" officeooo:paragraph-rsid="001f1c98"/>
    </style:style>
    <style:style style:name="P5" style:family="paragraph" style:parent-style-name="Standard">
      <style:text-properties officeooo:rsid="0020a05a" officeooo:paragraph-rsid="0021d2ac"/>
    </style:style>
    <style:style style:name="P6" style:family="paragraph" style:parent-style-name="Standard">
      <style:text-properties officeooo:rsid="00234ac5" officeooo:paragraph-rsid="00234ac5"/>
    </style:style>
    <style:style style:name="P7" style:family="paragraph" style:parent-style-name="Standard">
      <style:text-properties officeooo:rsid="00276c11" officeooo:paragraph-rsid="00276c11"/>
    </style:style>
    <style:style style:name="P8" style:family="paragraph" style:parent-style-name="Standard">
      <style:text-properties officeooo:rsid="00234ac5" officeooo:paragraph-rsid="00234ac5"/>
    </style:style>
    <style:style style:name="P9" style:family="paragraph" style:parent-style-name="Standard">
      <style:text-properties officeooo:rsid="002b08b1" officeooo:paragraph-rsid="002b08b1"/>
    </style:style>
    <style:style style:name="P10" style:family="paragraph" style:parent-style-name="Standard">
      <style:text-properties officeooo:rsid="002b08b1" officeooo:paragraph-rsid="002f9d41"/>
    </style:style>
    <style:style style:name="P11" style:family="paragraph" style:parent-style-name="Standard">
      <style:text-properties officeooo:paragraph-rsid="002b08b1"/>
    </style:style>
    <style:style style:name="P12" style:family="paragraph" style:parent-style-name="Standard">
      <style:text-properties officeooo:paragraph-rsid="003101cc"/>
    </style:style>
    <style:style style:name="P13" style:family="paragraph" style:parent-style-name="Standard">
      <style:text-properties officeooo:rsid="0032c3dc" officeooo:paragraph-rsid="0032c3dc"/>
    </style:style>
    <style:style style:name="P14" style:family="paragraph" style:parent-style-name="Standard">
      <style:text-properties officeooo:rsid="0033d092" officeooo:paragraph-rsid="0033d092"/>
    </style:style>
    <style:style style:name="P15" style:family="paragraph" style:parent-style-name="Standard">
      <style:text-properties officeooo:rsid="00276c11" officeooo:paragraph-rsid="0033d092"/>
    </style:style>
    <style:style style:name="P16" style:family="paragraph" style:parent-style-name="Standard">
      <style:text-properties officeooo:rsid="00276c11" officeooo:paragraph-rsid="00276c11"/>
    </style:style>
    <style:style style:name="P17" style:family="paragraph" style:parent-style-name="Standard">
      <style:text-properties officeooo:rsid="00276c11" officeooo:paragraph-rsid="0034d916"/>
    </style:style>
    <style:style style:name="P18" style:family="paragraph" style:parent-style-name="Standard">
      <style:text-properties officeooo:rsid="00276c11" officeooo:paragraph-rsid="0035017a"/>
    </style:style>
    <style:style style:name="P19" style:family="paragraph" style:parent-style-name="Standard">
      <style:text-properties officeooo:rsid="00276c11" officeooo:paragraph-rsid="0036a6f4"/>
    </style:style>
    <style:style style:name="P20" style:family="paragraph" style:parent-style-name="Standard">
      <style:text-properties officeooo:rsid="00276c11" officeooo:paragraph-rsid="003b627d"/>
    </style:style>
    <style:style style:name="P21" style:family="paragraph" style:parent-style-name="Standard">
      <style:text-properties officeooo:rsid="003af1b6" officeooo:paragraph-rsid="003af1b6"/>
    </style:style>
    <style:style style:name="P22" style:family="paragraph" style:parent-style-name="Standard">
      <style:text-properties officeooo:rsid="003b627d" officeooo:paragraph-rsid="003b627d"/>
    </style:style>
    <style:style style:name="P23" style:family="paragraph" style:parent-style-name="Standard">
      <style:text-properties officeooo:rsid="003ca68b" officeooo:paragraph-rsid="003ca68b"/>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officeooo:rsid="002b08b1"/>
    </style:style>
    <style:style style:name="T7" style:family="text">
      <style:text-properties officeooo:rsid="002f9d41"/>
    </style:style>
    <style:style style:name="T8" style:family="text">
      <style:text-properties officeooo:rsid="003101cc"/>
    </style:style>
    <style:style style:name="T9" style:family="text">
      <style:text-properties officeooo:rsid="0033d092"/>
    </style:style>
    <style:style style:name="T10" style:family="text">
      <style:text-properties officeooo:rsid="0034d916"/>
    </style:style>
    <style:style style:name="T11" style:family="text">
      <style:text-properties officeooo:rsid="0035a197"/>
    </style:style>
    <style:style style:name="T12" style:family="text">
      <style:text-properties officeooo:rsid="003ca68b"/>
    </style:style>
    <style:style style:name="T13" style:family="text">
      <style:text-properties officeooo:rsid="003e1a3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简介</text:p>
      <text:p text:style-name="P1">人工智能和机器学习的历史，背景</text:p>
      <text:p text:style-name="P1">神经网络和深度学习</text:p>
      <text:p text:style-name="P3">本论文的方法与研究意义</text:p>
      <text:p text:style-name="P1"/>
      <text:p text:style-name="P2">2.<text:span text:style-name="T1">基于神经网络模型的实现与优化</text:span></text:p>
      <text:p text:style-name="P1">理论基础</text:p>
      <text:p text:style-name="P1">ＲＮＮ　</text:p>
      <text:p text:style-name="P1">ＣＴＣ　</text:p>
      <text:p text:style-name="P1">神经网络的模型和实现</text:p>
      <text:p text:style-name="P1">模型的训练优化过程</text:p>
      <text:p text:style-name="P1"/>
      <text:p text:style-name="P2">3.<text:span text:style-name="T1">实际应用的结果分析</text:span></text:p>
      <text:p text:style-name="P1">测试方法和数据集介绍</text:p>
      <text:p text:style-name="P1">结果分析</text:p>
      <text:p text:style-name="P2">评估，与其他方法的结果对比</text:p>
      <text:p text:style-name="P1"/>
      <text:p text:style-name="P1">4.总结展望</text:p>
      <text:p text:style-name="P1">改进和展望</text:p>
      <text:p text:style-name="P1"/>
      <text:p text:style-name="P1"/>
      <text:p text:style-name="P4">2.理论基础：</text:p>
      <text:p text:style-name="P4">多层感知机可以模拟任何函数</text:p>
      <text:p text:style-name="P4">优化算法：梯度下降</text:p>
      <text:p text:style-name="P4">循环神经网络的结构和优化</text:p>
      <text:p text:style-name="P4"/>
      <text:p text:style-name="P4">5层LSTM 网络 ＋　dropout + ＣＴＣ</text:p>
      <text:p text:style-name="P4">lstm:基本组件，实现对特征的学习和记忆</text:p>
      <text:p text:style-name="P4">dropout:防止神经网络过拟合</text:p>
      <text:p text:style-name="P4">ctc：实现无分割训练的基础</text:p>
      <text:p text:style-name="P4"/>
      <text:p text:style-name="P4">训练优化：神经网络需要很多数据集来确定模型的参数。ＩＡＭ　</text:p>
      <text:p text:style-name="P4">时间：２天</text:p>
      <text:p text:style-name="P4">训练过程截图</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5">关于人工智能的幻想自古有之，而其成为一门学科是在１９世纪５０年代。<text:span text:style-name="T2">1956年达特矛斯会议被广泛承认为AI诞生的标志.组织者马文·闵斯基，约翰·麦卡锡另两位资深科学家克劳德·香农以及內森·羅徹斯特（Nathan Rochester）断言之一是“学习或者智能的任何其他特性的每一个方面都应能被精确地加以描述，使得机器可以对其进行模拟。” [40]与会者包括雷·索羅門諾夫（Ray Solomonoff），奧利佛·塞爾弗里奇（Oliver Selfridge），Trenchard More，亞瑟·山謬爾（Arthur Samuel），艾伦·纽厄尔和赫伯特·西蒙，他们中的每一位都将在AI研究的第一个十年中作出重要贡献。[41]会上纽厄尔和西蒙讨论了“逻辑理论家”，而麦卡锡则说服与会者接受“人工智能”一词作为本领域的名称。[42]1956年达特矛斯会议上AI的名称和任务得以确定，同时出现了最初的成就和最早的一批研究者。</text:span></text:p>
      <text:p text:style-name="P5"/>
      <text:p text:style-name="P5">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31]亞瑟·山謬爾（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5"/>
      <text:p text:style-name="P6">目前没有统一的原理或范式指导人工智能研究。许多问题上研究者都存在争论。</text:p>
      <text:p text:style-name="P6"/>
      <text:p text:style-name="P6">其中几个长久以来仍没有结论的问题是：</text:p>
      <text:p text:style-name="P6">是否应该从心理或神经方面模拟人工智能？</text:p>
      <text:p text:style-name="P6">还是像鸟类生物学对于航空工程，人类生物学对于人工智能研究是没有关系的？</text:p>
      <text:p text:style-name="P6">智能行为能否用简单的原则（如逻辑或优化）来描述？还是必须解决大量完全无关的问题？</text:p>
      <text:p text:style-name="P6">智能是否可以使用高级符号表达，如词和想法？</text:p>
      <text:p text:style-name="P6"/>
      <text:p text:style-name="P6"/>
      <text:p text:style-name="P6">控制论与大脑模拟</text:p>
      <text:p text:style-name="P6">20世纪40年代到50年代，许多研究者探索神经学、信息理论及控制论之间的联系。其中还造出一些使用电子网络构造的初步智能，如格雷·華特（W. Grey Walter）的烏龜（turtle）和約翰霍普金斯野獸</text:p>
      <text:p text:style-name="P6">这些研究者还经常在普林斯顿大学和英国的Ratio Club举行技术协会会议。[39]直到1960，大部分人已经放弃这个方法，尽管在80年代再次提出这些原理。</text:p>
      <text:p text:style-name="P6"/>
      <text:p text:style-name="P6">符号处理</text:p>
      <text:p text:style-name="P6">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40]。60年代，符号方法在小型证明程序上模拟高级思考有很大的成就。基于控制论或神经网络的方法则置于次要。60－70年代的研究者确信符号方法最终可以成功创造强人工智能。</text:p>
      <text:p text:style-name="P6"/>
      <text:p text:style-name="P6">认知模拟：</text:p>
      <text:p text:style-name="P6">经济学家赫伯特·西蒙和艾伦·纽厄尔研究人类问题解决能力和尝试将其形式化，同时他们为人工智能的基本原理打下基础，如认知科学、运筹学和经营科学。他们的研究团队使用心理学实验的结果开发模拟人<text:soft-page-break/>类解决问题方法的程序。这方法一直在卡内基梅隆大学沿袭下来，并在80年代于Soar发展到高峰[42][43]。</text:p>
      <text:p text:style-name="P6">基于逻辑：不像艾伦·纽厄尔和赫伯特·西蒙，约翰·麦卡锡认为机器不需要模拟人类的思想，而应尝试找到抽象推理和解决问题的本质，不管人们是否使用同样的算法[33]。他在斯坦福大学的实验室致力于使用形式化逻辑解决多种问题，包括知识表示，智能规划和机器学习[44]。致力于逻辑方法的还有爱丁堡大学，而促成欧洲的其他地方开发编程语言Prolog和逻辑编程科学[45]。</text:p>
      <text:p text:style-name="P6">“反逻辑”: 斯坦福大学的研究者 （如马文·闵斯基和西摩爾·派普特）[46]发现要解决计算机视觉和自然语言处理的困难问题，需要专门的方案：他们主张不存在简单和通用原理（如逻辑）能够达到所有的智能行为。羅杰·單克（Roger Schank）描述他们的“反逻辑”方法为“scruffy”[34]。常识知识库（如道格拉斯·莱纳特的Cyc）就是“scruffy”AI的例子，因为他们必须人工一次编写一个复杂的概念[47]。</text:p>
      <text:p text:style-name="P6">基于知识：大约在1970年出现大容量内存计算机，研究者分别以三个方法开始把知识构造成应用软件[48]。这场“知识革命”促成专家系统的开发与计划，这是第一个成功的人工智能软件形式[49]。“知识革命”同时让人们意识到许多简单的人工智能软件可能需要大量的知识。</text:p>
      <text:p text:style-name="P6">子符号方法</text:p>
      <text:p text:style-name="P6">1980年代符号人工智能停滞不前，很多人认为符号系统永远不可能模仿人类所有的认知过程，特别是感知、机器人、机器学习和模式识别。很多研究者开始关注子符号方法解决特定的人工智能问题[35]。</text:p>
      <text:p text:style-name="P6"/>
      <text:p text:style-name="P6">自下而上、接口agent、嵌入环境（机器人）、行为主义、新式AI：机器人领域相关的研究者，如罗德尼·布鲁克斯（Rodney Brooks），否定符号人工智能而专注于机器人移动和求生等基本的工程问题。[50]他们的工作再次关注早期控制论研究者的观点，同时提出了在人工智能中使用控制理论。这与认知科学领域中的表征感知论点是一致的:更高的智能需要个体的表征（如移动，感知和形象）。</text:p>
      <text:p text:style-name="P6">计算智能：1980年代中大衛·鲁姆哈特（David E. Rumelhart）等再次提出神经网络和联结主义[51]。这和其他的子符号方法，如模糊控制和进化计算，都属于计算智能学科研究范畴[52]。</text:p>
      <text:p text:style-name="P6">统计学方法</text:p>
      <text:p text:style-name="P6">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53]。有人批评这些技术太专注于特定的问题，而没有考虑长远的强人工智能目标[54]。</text:p>
      <text:p text:style-name="P6"/>
      <text:p text:style-name="P6">集成方法</text:p>
      <text:p text:style-name="P6">智能agent范式：智能agent是一个会感知环境并作出行动以达致目标的系统。最简单的智能agent是那些可以解决特定问题的程序。更复杂的agent包括人类和人类组织（如公司）。这些范式可以让研究者研究单独的问题和找出有用且可验证的方案，而不需考虑单一的方法。一个解决特定问题的agent可以使用任何可行的方法-一些agent用符号方法和逻辑方法，一些则是子符号神经网络或其他新的方法。范式同时也给研究者提供一个与其他领域沟通的共同语言--如决策论和经济学（也使用abstract agents的概念）。1990年代智能agent范式被广泛接受。[2]</text:p>
      <text:p text:style-name="P6">agent体系结构和认知体系结构：研究者设计出一些系统来处理多agent系统中智能agent之间的相互作用。[55]一个系统中包含符号和子符号部分的系统称为混合智能系统，而对这种系统的研究则是人工智能系统集成。分级控制系统则给反应级别的子符号AI和最高级别的传统符号AI提供桥梁，同时放宽了规划和世界建模的时间。</text:p>
      <text:p text:style-name="P6"/>
      <text:p text:style-name="P6"/>
      <text:p text:style-name="P6"/>
      <text:p text:style-name="P6"/>
      <text:p text:style-name="P6"/>
      <text:p text:style-name="P6"/>
      <text:p text:style-name="P6"><text:soft-page-break/></text:p>
      <text:p text:style-name="P6"/>
      <text:p text:style-name="P6">机器学习算法是一类从数据中自动分析获得规律，并利用规律对未知数据进行预测的算法。因为学习算法中涉及了大量的统计学理论，机器学习与推断统计学联系尤为密切，也被称为统计学习理论。</text:p>
      <text:p text:style-name="P6"/>
      <text:p text:style-name="P6">机器学习可以分成下面几种类别：</text:p>
      <text:p text:style-name="P6"/>
      <text:p text:style-name="P6">监督学习：从给定的训练数据集中学习出一个函数，当新的数据到来时，可以根据这个函数预测结果。监督学习的训练集要求是包括输入和输出，也可以说是特征和目标。训练集中的目标是由人标注的。常见的监督学习算法包括回归分析和统计分类。</text:p>
      <text:p text:style-name="P6">监督学习和非监督学习的差别就是训练集目标是否人标注。他们都有训练集 且都有输入和输出</text:p>
      <text:p text:style-name="P6"/>
      <text:p text:style-name="P6">无监督学习：与监督学习相比，训练集没有人为标注的结果。常见的无监督学习算法有聚类。</text:p>
      <text:p text:style-name="P6">半监督学习介于监督学习与无监督学习之间。</text:p>
      <text:p text:style-name="P6"/>
      <text:p text:style-name="P6">增强学习：通过观察来学习做成如何的动作。每个动作都会对环境有所影响，学习对象根据观察到的周围环境的反馈来做出判断。</text:p>
      <text:p text:style-name="P6"/>
      <text:p text:style-name="P6"/>
      <text:p text:style-name="P6"/>
      <text:p text:style-name="P6"/>
      <text:p text:style-name="P6"/>
      <text:p text:style-name="P7">深度学习（deep learning）是机器学习的分支，是一种试图使用包含复杂结构或由多重非线性变换构成的多个处理层对数据进行高层抽象的算法。[1][2][3][4][5]</text:p>
      <text:p text:style-name="P7"/>
      <text:p text:style-name="P7">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6]）。深度学习的好处是用非监督式或半监督式的特征学习和分层特征提取高效算法来替代手工获取特征。[7]</text:p>
      <text:p text:style-name="P7">1989年，扬·勒丘恩（Yann LeCun）等人开始将1974年提出的标准反向传播算法[12]应用于深度神经网络，这一网络被用于手写邮政编码识别。尽管算法可以成功执行，但计算代价非常巨大，神经网路的训练时间达到了3天，因而无法投入实际使用[13]。许多因素导致了这一缓慢的训练过程，其中一种是由于尔根·施密德胡伯的学生赛普·霍克赖特于1991年提出的梯度消失问题[14][15]。</text:p>
      <text:p text:style-name="P7">硬件的进步也是深度学习重新获得关注的重要因素。高性能图形处理器的出现极大地提高了数值和矩阵运算的速度，使得机器学习算法的运行时间得到了显著的缩短[22][23]。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3]。</text:p>
      <text:p text:style-name="P7"/>
      <text:p text:style-name="P7">深度学习运用了这分层次抽象的思想，更高层次的概念从低层次的概念学习得到。这一分层结构常常使用贪婪算法逐层构建而成，并从中选取有助于机器学习的更有效的特征[3].</text:p>
      <text:p text:style-name="P7"/>
      <text:p text:style-name="P7">不少深度学习算法都以无监督学习的形式出现，因而这些算法能被应用于其他算法无法企及的无标签数据，这一类数据比有标签数据更丰富，也更容易获得。这一点也为深度学习赢得了重要的优势[3]。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43]。卷积深度神经网<text:soft-page-break/>络（Convolutional Neural Networks, CNN）在计算机视觉领域得到了成功的应用[44]。此后，卷积神经网络也作为听觉模型被使用在自动语音识别领域，较以往的方法获得了更优的结果[45]。</text:p>
      <text:p text:style-name="P7"/>
      <text:p text:style-name="P7">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p>
      <text:p text:style-name="P6"/>
      <text:p text:style-name="P6"/>
      <text:p text:style-name="P6"/>
      <text:p text:style-name="P6"/>
      <text:p text:style-name="P6"/>
      <text:p text:style-name="P6"/>
      <text:p text:style-name="P6"><draw:frame draw:style-name="fr1" draw:name="Image1" text:anchor-type="as-char" svg:width="0.0161in" svg:height="0.0161in" draw:z-index="0"><draw:image xlink:href="Pictures/100019CC0000001C0000001CAF3DCAE5B8B1FB37.svg" xlink:type="simple" xlink:show="embed" xlink:actuate="onLoad"/><draw:image xlink:href="Pictures/100002010000000100000001C1475E0FBCD7CB51.png" xlink:type="simple" xlink:show="embed" xlink:actuate="onLoad"/><svg:title>{\displaystyle t=f({\vec {W'}}{\vec {A}}+b)}</svg:title></draw:frame></text:p>
      <text:p text:style-name="P9"><text:span text:style-name="T9">2.1</text:span>理论基础：</text:p>
      <text:p text:style-name="P9">最简单的<text:span text:style-name="T3">2分类</text:span>单层神经网络的表达式是：</text:p>
      <text:p text:style-name="P9">这是一个简单的线性模型，当通过训练样本确定了矩阵W和向量<text:span text:style-name="T3">b的值后，该网络能够区分任何线性可分的输入向量，即确定了一个超平面。因此，单层网络的拟合能力和普通的多维线性回归是一样的。</text:span></text:p>
      <text:p text:style-name="P10">但是对于多层（含有一个隐藏层）前向（非迭代）神经网络，通过<text:span text:style-name="T4">Universal approximation theorem</text:span><text:span text:style-name="T5">[]</text:span>其在理论上可以拟合任意连续函数<text:span text:style-name="T7">(对函数的性质有一定限制)。其</text:span>表达式是：</text:p>
      <text:p text:style-name="P11"><text:span text:style-name="T6">这也不足为齐，因为tylor 展开式和fourier分解同样可以拟合任何函数，不同之处后两者是展开已知函数，而神经网络是根据某些点的值（训练数据集）去尝试生成该定义域的函数。</text:span></text:p>
      <text:p text:style-name="P11"/>
      <text:p text:style-name="P11">但是，多层神经网络的训练是个难题，因此直到<text:span text:style-name="T7">back propagation算法出来[]，再加上计算机的能力大幅度提升后，多层网络的训练才成为可能。</text:span></text:p>
      <text:p text:style-name="P11">一般的全连接多层神经网络参数众多，能够拟合的函数过于广泛而未加限制，因此虽然能够在训练集中收敛，但是在测试集上却表现不佳。近年取得巨大成功的卷积网络<text:span text:style-name="T7">[]</text:span>和迭代网络<text:span text:style-name="T7">[]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等特殊的损失函数，可以实现整体，无分割的识别。</text:span></text:p>
      <text:p text:style-name="P11"/>
      <text:p text:style-name="P14">2.2</text:p>
      <text:p text:style-name="P12">迭代神经网络RNN 的公式并不复杂：</text:p>
      <text:p text:style-name="P13">s ( t ) = f ( s ( t− 1) , x ( t ) ; θ ) ,</text:p>
      <text:p text:style-name="P12"/>
      <text:p text:style-name="P12">和普通前向神经网络不同的是，其数学形式是一个迭代函数。通过调用自身，<text:span text:style-name="T8">t 时刻的函数可以得到t-1之前的任意信息。另一个不同是通过把函数展开，其输入可以是任意个输入向量X，而其权重W</text:span></text:p>
      <text:p text:style-name="P11"/>
      <text:p text:style-name="P11"/>
      <text:p text:style-name="P9"/>
      <text:p text:style-name="P6"/>
      <text:p text:style-name="P7"/>
      <text:p text:style-name="P15"><text:span text:style-name="T9">2.3.CTC </text:span></text:p>
      <text:p text:style-name="P14">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text:soft-page-break/>训练过程的所求目标。CTC和其他损失函数的区别是，给定长度为m的输出序列[y]，和长度为n的输入序列[x]，只要m&lt;n，CTC函数就可以计算出这两个序列的差值，且CTC是可以求导的，因此应用在神经网络最后一层后<text:span text:style-name="T10">，</text:span>可以通过自动求导算法优化该模型<text:span text:style-name="T10">。</text:span></text:p>
      <text:p text:style-name="P14"/>
      <text:p text:style-name="P15"><text:span text:style-name="T9">2.4</text:span>训练算法：反向传播</text:p>
      <text:p text:style-name="P7"/>
      <text:p text:style-name="P17"><text:span text:style-name="T10">2.5 技术实现</text:span></text:p>
      <text:p text:style-name="P20">整个模型由基本单元LSTM，损失函数CTC，还有为了防止过拟合的Dropout层组成。</text:p>
      <text:p text:style-name="P20"/>
      <text:p text:style-name="P20">模型的基本神经元LSTM是迭代神经网络的一种。关于一般的迭代神经网络已经在之前介绍。LSTM的优点是能够“记忆”比较长时间段内的函数（因果）关系，比如对于语音识别，在预测语音“Hello”时，先预测到了H，则LSTM能够结合"e"的发音，以及刚刚已经预测到的“H”，来更好的识别出字符“e”，而且在预测更后面的字符时仍然能够结合预测到“H”这一背景信息。LSTM的长时间记忆特性在unresonable effectness of rnn[]中得到了很好的展示，文章中介绍了输入某个作家的文字作品到LSTM神经网络进行训练，然后该网络竟然可以生成“文风”和内容都相近的文章。下面来介绍一下LSTM的数学描述，以及其为什么能够实现长时间依赖的“记忆”：</text:p>
      <text:p text:style-name="P20"/>
      <text:p text:style-name="P20">介绍完基本单元后，这里开始描述由基本单元组成神经网络的前面部分。模型采用了5层lstm，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20">最后一层是CTC损失函数，这是alex.graves[]提出的，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text:p>
      <text:p text:style-name="P21">2.5.1</text:p>
      <text:p text:style-name="P17">目标函数的部分值<text:span text:style-name="T11">：</text:span>数据集</text:p>
      <text:p text:style-name="P17">数据集包括<text:span text:style-name="T11">1万多张PNG格式的句子图片，来自IAM数据库[]。</text:span></text:p>
      <text:p text:style-name="P17"/>
      <text:p text:style-name="P17">数据预处理<text:span text:style-name="T11">：</text:span></text:p>
      <text:p text:style-name="P17">运用本学科光学信息处理课程的知识<text:span text:style-name="T11">，</text:span>先把原来的灰度图片二值化，再进行中值滤波去除噪音<text:span text:style-name="T11">。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9">对于单个LSTM节点，在某一时刻，其输入的向量为1维，长度为12的向量。这里长度为12的向量还需要转换为稀疏表示，即[1,0,0…<text:span text:style-name="T11">],[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贪心算法进行进行解码，得到最终结果。</text:span></text:p>
      <text:p text:style-name="P19"/>
      <text:p text:style-name="P21">2.5.2编程实现</text:p>
      <text:p text:style-name="P21">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text:soft-page-break/>都作为图的节点输出，然后在后面调用该函数，获得计算图的输入输出节点。最后调用sess.run，进行实际计算。</text:p>
      <text:p text:style-name="P17"/>
      <text:p text:style-name="P22">3.结果分析</text:p>
      <text:p text:style-name="P22">当训练的损失函数低于。。时停止训练，然后保存神经网络模型的权重等参数，输入神经网络没有见过的测试数据集图片进行评估<text:span text:style-name="T12">。这里的错误率定义为ler。</text:span></text:p>
      <text:p text:style-name="P22"/>
      <text:p text:style-name="P22">对比<text:span text:style-name="T12">：</text:span></text:p>
      <text:p text:style-name="P22"/>
      <text:p text:style-name="P23">4.总结展望</text:p>
      <text:p text:style-name="P23">总结</text:p>
      <text:p text:style-name="P23">展望</text:p>
      <text:p text:style-name="P23">CRNN<text:span text:style-name="T13">，GRID LSTM</text:span></text:p>
      <text:p text:style-name="P23"/>
      <text:p text:style-name="P22"/>
      <text:p text:style-name="P22"/>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17T00:24:28.444812065</dc:date>
    <meta:editing-duration>PT11H5M4S</meta:editing-duration>
    <meta:editing-cycles>25</meta:editing-cycles>
    <meta:generator>LibreOffice/5.1.6.2$Linux_X86_64 LibreOffice_project/10m0$Build-2</meta:generator>
    <meta:document-statistic meta:table-count="0" meta:image-count="1" meta:object-count="0" meta:page-count="7" meta:paragraph-count="103" meta:word-count="6705" meta:character-count="7647" meta:non-whitespace-character-count="7566"/>
  </office:meta>
</office:document-meta>
</file>